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mPluginElement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mDependencyData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mReader.get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mReader.getPlugin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omDependencyMgtElement.PomDependencyMgtElement( Element dep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mPluginElement.PomPluginElement( Element plugin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mReader.getRelocatio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omReader.PomReader( URL descriptorURL , Resource r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omDependencyMgtElement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mReader.getPackag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mReader.resolveEntity( String publicId , String system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mDependencyMgtElement.getGroup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mDependencyData.getExcludedModule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omReader.getDependenci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omDependencyMgtElement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mReader.getTextContent( Element 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omPluginElement.getArtifac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mReader.setProperty( String prop , String v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mReader.getHomeP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mDependencyData.isOption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mPluginElement.getGroup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mDependencyData.PomDependencyData( Element dep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mReader.has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mReader.getArtifact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mReader.replaceProps( String 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mDependencyData.getClass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mReader.getAllChilds( Element par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omReader.getParentGroup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mReader.getFirstChildText( Element parentElem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ddDTDFilterInputStream.AddDTDFilterInputStream( InputStream i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ddDTDFilterInputStream.read( byte [ ] b , int off , int le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omReader.getPomPropert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omReader.getGroup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ddDTDFilterInputStream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mPluginElement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mDependencyMgtElement.getArtifac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mReader.getDependencyMg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omReader.getDescri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mReader.getParentArtifact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mReader.getParent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mReader.getFirstChildElement( Element parentElem ,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omReader.getLicense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omDependencyData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